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fo:font-style="normal" style:font-style-asian="normal" style:font-style-complex="normal"/>
    </style:style>
    <style:style style:name="P11" style:family="paragraph" style:parent-style-name="Standard" style:list-style-name="L4">
      <style:text-properties fo:font-style="normal" style:font-style-asian="normal" style:font-style-complex="normal"/>
    </style:style>
    <style:style style:name="P12" style:family="paragraph" style:parent-style-name="Standard" style:list-style-name="L13">
      <style:text-properties fo:font-style="normal" style:font-style-asian="normal" style:font-style-complex="normal"/>
    </style:style>
    <style:style style:name="P13" style:family="paragraph" style:parent-style-name="Standard" style:list-style-name="L13">
      <style:text-properties fo:font-style="normal" fo:font-weight="normal" style:font-style-asian="normal" style:font-weight-asian="normal" style:font-style-complex="normal" style:font-weight-complex="normal"/>
    </style:style>
    <style:style style:name="P14" style:family="paragraph" style:parent-style-name="Standard" style:list-style-name="L13"/>
    <style:style style:name="P15" style:family="paragraph" style:parent-style-name="Standard">
      <style:text-properties style:font-name="Courier New" fo:font-style="normal"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Text_20_body" style:list-style-name="L1"/>
    <style:style style:name="P18" style:family="paragraph" style:parent-style-name="Text_20_body" style:list-style-name="L5"/>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12">
      <style:text-properties fo:font-style="normal" style:font-style-asian="normal" style:font-style-complex="normal"/>
    </style:style>
    <style:style style:name="P22" style:family="paragraph" style:parent-style-name="Text_20_body" style:list-style-name="L14">
      <style:text-properties fo:font-style="normal" style:font-style-asian="normal" style:font-style-complex="normal"/>
    </style:style>
    <style:style style:name="P23" style:family="paragraph" style:parent-style-name="Text_20_body" style:list-style-name="L7"/>
    <style:style style:name="P24" style:family="paragraph" style:parent-style-name="Text_20_body" style:list-style-name="L7">
      <style:text-properties fo:color="#000000" style:font-name="Times New Roman" fo:font-size="12pt" style:font-size-asian="10.5pt" style:font-size-complex="12pt"/>
    </style:style>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text-underline-style="none"/>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3"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1</text:p>
          <text:p text:style-name="P5">2 Setup and Configuration<text:tab/>1</text:p>
          <text:p text:style-name="P6">2.1 Installation<text:tab/>1</text:p>
          <text:p text:style-name="P6">2.2 JBoss Developer Studio Configuration<text:tab/>2</text:p>
          <text:p text:style-name="P7"><text:s/>JBoss Developer Studio 5<text:tab/>2</text:p>
          <text:p text:style-name="P7"><text:s/>JBoss Developer Studio 4.1.1.GA<text:tab/>3</text:p>
          <text:p text:style-name="P6">2.3 Start the JBoss Enterprise SOA Platform<text:tab/>4</text:p>
          <text:p text:style-name="P6">2.4 Importing Rule Repository<text:tab/>4</text:p>
          <text:p text:style-name="P6">2.5 Deploying Demo Artifacts<text:tab/>5</text:p>
          <text:p text:style-name="P5">3 Running the Demo<text:tab/>5</text:p>
          <text:p text:style-name="P6">3.1 Endpoint Addresses<text:tab/>5</text:p>
          <text:p text:style-name="P6">3.2 Making the demo have different behavior<text:tab/>6</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1144860073" text:style-name="L1">
        <text:list-item>
          <text:p text:style-name="P17">\homeloan-integration-demo</text:p>
          <text:list>
            <text:list-item>
              <text:p text:style-name="P17">\installs – Initially empty, but will contain the SOA-P and BRMS platform downloads.</text:p>
            </text:list-item>
            <text:list-item>
              <text:p text:style-name="P17">\projects – The three projects that comprise the demo.</text:p>
            </text:list-item>
            <text:list-item>
              <text:p text:style-name="P17">\support – Additional supporting files used by the demo.</text:p>
            </text:list-item>
            <text:list-item>
              <text:p text:style-name="P17">\target – Will be created by running init.sh. Contains the fully configured SOA-P an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2103470452" text:style-name="L2">
        <text:list-item>
          <text:p text:style-name="P8">Under <text:span text:style-name="T1">JBoss Enterprise Platforms</text:span>, select the <text:span text:style-name="T1">SOA Platform</text:span><text:span text:style-name="T4"> product.</text:span></text:p>
        </text:list-item>
        <text:list-item>
          <text:p text:style-name="P8"><text:soft-page-break/><text:span text:style-name="T4">Select version </text:span><text:span text:style-name="T1">5.2.0 GA</text:span><text:span text:style-name="T4"> in the </text:span><text:span text:style-name="T1">Version</text:span><text:span text:style-name="T4"> field.</text:span></text:p>
        </text:list-item>
        <text:list-item>
          <text:p text:style-name="P8"><text:span text:style-name="T4">Download </text:span><text:span text:style-name="T1">SOA Platform 5.2.0</text:span></text:p>
        </text:list-item>
      </text:list>
      <text:p text:style-name="P1"><text:line-break/>Download BRMS Platform:</text:p>
      <text:list xml:id="list898306864" text:style-name="L3">
        <text:list-item>
          <text:p text:style-name="P9">Under <text:span text:style-name="T1">JBoss Enterprise Platforms</text:span>, select the <text:span text:style-name="T1">BRMS Platform</text:span><text:span text:style-name="T4"> product.</text:span></text:p>
        </text:list-item>
        <text:list-item>
          <text:p text:style-name="P9"><text:span text:style-name="T4">Select version </text:span><text:span text:style-name="T1">5.2.0</text:span><text:span text:style-name="T4"> in the </text:span><text:span text:style-name="T1">Version</text:span><text:span text:style-name="T4"> field.</text:span></text:p>
        </text:list-item>
        <text:list-item>
          <text:p text:style-name="P9"><text:span text:style-name="T4">Download </text:span><text:span text:style-name="T1">JBoss BRMS 5.2.0<text:line-break/></text:span><text:span text:style-name="T1">(</text:span><text:span text:style-name="T4">Please note that this is the deployable distribution, not the standalone one.)</text:span></text:p>
        </text:list-item>
      </text:list>
      <text:p text:style-name="P1"/>
      <text:p text:style-name="P1">Now copy both files, <text:span text:style-name="T5">soa-p-5.2.0.GA.zip</text:span> and <text:span text:style-name="T5">brms-p-5.2.0.GA-deployable.zip</text:span>, to the homeloan-integration-demo's <text:span text:style-name="T1">installs</text:span> folder. Ensure that these files are executable by running:</text:p>
      <text:p text:style-name="P1"/>
      <text:p text:style-name="P3">$ chmod +x &lt;path-to-project&gt;/installs/brms-p-5.2.0.GA-deployable.zip</text:p>
      <text:p text:style-name="P3">$ chmod +x &lt;path-to-project&gt;/installs/soa-p-5.2.0.GA.zip</text:p>
      <text:p text:style-name="P1"/>
      <text:p text:style-name="P1"/>
      <text:p text:style-name="P1">Lastly, from the homeloan-demo folder, run the <text:span text:style-name="T1">init.sh</text:span> script:</text:p>
      <text:p text:style-name="P1"/>
      <text:p text:style-name="P3">$ ./init.sh</text:p>
      <text:p text:style-name="P3"/>
      <text:p text:style-name="P1">When the script completes you will have a new folder named <text:span text:style-name="T1">jboss-soa-p-5</text:span>, in the homeloan-integration-demo's <text:span text:style-name="T1">target</text:span> folder. The <text:span text:style-name="T1">jboss-soa-p-5</text:span> folder is a ready to run SOA Platform 5.2 server runtime with the following modifications made:</text:p>
      <text:list xml:id="list779641852" text:style-name="L4">
        <text:list-item>
          <text:p text:style-name="P11">The <text:span text:style-name="T1">admin</text:span> account enabled (password is <text:span text:style-name="T1">admin</text:span>) in the soa-users.properties file in <text:span text:style-name="T1">homeloan-integration-demo/target/jboss-soa-p-5/jboss-as/server/default/conf/props</text:span></text:p>
        </text:list-item>
        <text:list-item>
          <text:p text:style-name="P11">Registered an additional RiftSaw event listener in the <text:span text:style-name="T1">bpel.properties</text:span> file (see <text:span text:style-name="T1">bpel.event.listeners</text:span>) located in <text:span text:style-name="T1">homeloan-integration-demo/target/jboss-soa-p-5/jboss-as/server/default/deploy/riftsaw.sar.</text:span></text:p>
        </text:list-item>
        <text:list-item>
          <text:p text:style-name="P11">Copied the custom RiftSaw event listener implementation jar file (<text:span text:style-name="T1">droolsfusion-eventlistener.jar</text:span>) to <text:span text:style-name="T1">homeloan-integration-demo/target/jboss-soa-p-5/jboss-as/server/default/deploy/riftsaw.sar/lib</text:span>.</text:p>
        </text:list-item>
        <text:list-item>
          <text:p text:style-name="P11">Deployed the <text:span text:style-name="T1">jboss-brms.war</text:span> (Business Rule Manager/Guvnor)<text:span text:style-name="T6"> to </text:span><text:span text:style-name="T2">homeloan-integration-demo/target/jboss-soa-p-5/jboss-as/server/default/deploy</text:span><text:span text:style-name="T6">. This eliminates the need to have two separate servers running.</text:span></text:p>
        </text:list-item>
      </text:list>
      <text:p text:style-name="P2"/>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2 server runtime environment and then import the three projects that make up the home loan integration demo.</text:p>
      <text:p text:style-name="Text_20_body">Important: It is assumed that you already have JBoss Developer Studio installed. This demo has been tested with JBoss Developer Studio 5 (latest).</text:p>
      <text:p text:style-name="Text_20_body">Launch <text:s/>JBoss Developer Studio</text:p>
      <text:list xml:id="list1389093231" text:style-name="L5">
        <text:list-item>
          <text:p text:style-name="P18"><text:soft-page-break/>Either select or switch to a new workspace by pointing to the <text:span text:style-name="T1">homeloan-integation-demo/projects</text:span><text:span text:style-name="T4"> folder.</text:span></text:p>
        </text:list-item>
        <text:list-item>
          <text:p text:style-name="P19">If the Welcome to JBoss Developer Studio screen appears, dismiss it by click the Workbench arrow in the upper right</text:p>
        </text:list-item>
      </text:list>
      <text:p text:style-name="P4">Fix for missing GEF dependency in SOA Tools update site</text:p>
      <text:list xml:id="list941423894" text:style-name="L6">
        <text:list-item>
          <text:p text:style-name="P20">Select <text:span text:style-name="T1">Help → Install New Software... </text:span>and add GEF update site <text:span text:style-name="T12">http://download.eclipse.org/tools/gef/updates/releases/ </text:span></text:p>
        </text:list-item>
        <text:list-item>
          <text:p text:style-name="P20"><text:span text:style-name="T13">Do not select any components</text:span><text:span text:style-name="T12">, move on to next step to install SOA tools update site and the needed dependencies for GEF will be automatically resolved. </text:span></text:p>
        </text:list-item>
      </text:list>
      <text:p text:style-name="P4">Install SOA tools for ESB and BRMS</text:p>
      <text:list xml:id="list1745576023" text:style-name="L7">
        <text:list-item>
          <text:p text:style-name="P23"><text:span text:style-name="T4">Select </text:span><text:span text:style-name="T1">Help → Install New Software... </text:span><text:span text:style-name="T4">and add SOA Tools update site https://devstudio.jboss.com/updates/5.0/staging/soa-tooling/</text:span></text:p>
        </text:list-item>
        <text:list-item>
          <text:p text:style-name="P24"><text:span text:style-name="T9">Select </text:span><text:span text:style-name="T11">BRMS Tooling (all sub-menu items will be selected) </text:span><text:span text:style-name="T10">and </text:span><text:span text:style-name="T11">SOA-P Tooling </text:span><text:span text:style-name="T10">sub-menu item</text:span><text:span text:style-name="T11"> Jboss ESB Tools </text:span><text:span text:style-name="T10">only proceed thru installation and <text:s/>restart JBoss Developer Studio to complete the installation.</text:span></text:p>
        </text:list-item>
      </text:list>
      <text:p text:style-name="P4">Detect and add a SOA-P 5.2 runtime environment</text:p>
      <text:list xml:id="list868333908" text:style-name="L8">
        <text:list-item>
          <text:p text:style-name="P25"><text:span text:style-name="T4">Select </text:span><text:span text:style-name="T1">Preferences</text:span><text:span text:style-name="T4"> from the </text:span><text:span text:style-name="T1">Window</text:span><text:span text:style-name="T4"> menu.</text:span></text:p>
        </text:list-item>
        <text:list-item>
          <text:p text:style-name="P25"><text:span text:style-name="T4">In the left hand side, expand </text:span><text:span text:style-name="T1">JBoss Tools</text:span><text:span text:style-name="T4"> and then select </text:span><text:span text:style-name="T1">JBoss Tool Runtime Detection</text:span></text:p>
        </text:list-item>
        <text:list-item>
          <text:p text:style-name="P25"><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25"><text:span text:style-name="T4">The SOA-P 5.2 runtime created earlier should have been found and selected. <text:s/>If so, select </text:span><text:span text:style-name="T1">OK</text:span><text:span text:style-name="T4">.</text:span></text:p>
        </text:list-item>
        <text:list-item>
          <text:p text:style-name="P25"><text:span text:style-name="T4">Select </text:span><text:span text:style-name="T1">OK</text:span><text:span text:style-name="T4"> again to close the Preferences dialog window.</text:span></text:p>
        </text:list-item>
      </text:list>
      <text:p text:style-name="P4">Import Projects</text:p>
      <text:list xml:id="list1682827405" text:style-name="L9">
        <text:list-item>
          <text:p text:style-name="P26"><text:span text:style-name="T4">Select </text:span><text:span text:style-name="T1">Import...</text:span><text:span text:style-name="T4"> from the </text:span><text:span text:style-name="T1">File</text:span><text:span text:style-name="T4"> menu.</text:span></text:p>
        </text:list-item>
        <text:list-item>
          <text:p text:style-name="P26"><text:span text:style-name="T4">Expand the </text:span><text:span text:style-name="T1">General</text:span><text:span text:style-name="T4"> folder, and then select </text:span><text:span text:style-name="T1">Existing Projects into Workspace</text:span></text:p>
        </text:list-item>
        <text:list-item>
          <text:p text:style-name="P26"><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26"><text:span text:style-name="T4">Make sure the three projects (homeloan-orgination-bpel, homeloan-origination-cep, and homeload-origination-esb) and then select </text:span><text:span text:style-name="T1">Finish</text:span><text:span text:style-name="T4">.</text:span></text:p>
        </text:list-item>
        <text:list-item>
          <text:p text:style-name="P26"><text:span text:style-name="T4">The projects are now imported. Note that you might see the </text:span><text:span text:style-name="T1">Problems</text:span><text:span text:style-name="T4"> view report 4 errors. This is due to bad build path errors on two of the projects (marked with red exclamation points). </text:span></text:p>
        </text:list-item>
        <text:list-item>
          <text:p text:style-name="P26"><text:span text:style-name="T4">Fix errors by right-clicking on </text:span><text:span text:style-name="T1">homeloan-origination-cep</text:span><text:span text:style-name="T4"> project, select </text:span><text:span text:style-name="T1">Properties, </text:span><text:span text:style-name="T4">select </text:span><text:span text:style-name="T1">Java Build Path, </text:span><text:span text:style-name="T4">select </text:span><text:span text:style-name="T1">Libraries </text:span><text:span text:style-name="T4">tab, select </text:span><text:span text:style-name="T1">JRE System Library</text:span><text:span text:style-name="T4"> marked with red star, click button </text:span><text:span text:style-name="T1">Edit...</text:span><text:span text:style-name="T4">, pop-up listing of JRE System Library appears, select </text:span><text:span text:style-name="T1">Workspace default JRE</text:span><text:span text:style-name="T4"> button and </text:span><text:span text:style-name="T1">Finish</text:span><text:span text:style-name="T4">. This project will rebuild and be fixed.</text:span></text:p>
        </text:list-item>
        <text:list-item>
          <text:p text:style-name="P26"><text:span text:style-name="T4">Fix errors in </text:span><text:span text:style-name="T1">homeloan-origination-esb</text:span><text:span text:style-name="T4"> project by following same process listed in previous step.</text:span></text:p>
        </text:list-item>
      </text:list>
      <text:h text:style-name="Heading_20_3" text:outline-level="3">JBoss Developer Studio 4.1.1.GA</text:h>
      <text:p text:style-name="Text_20_body">In this section, you will configure JBoss Developer Studio. <text:s/>Specifically you will add the SOA Platform 5.2 server runtime environment and then import the three projects that make up the home loan integration demo.</text:p>
      <text:p text:style-name="Text_20_body"><text:soft-page-break/>Important: It is assumed that you already have JBoss Developer Studio installed. This demo has been tested with JBoss Developer Studio 4.1.1.GA.</text:p>
      <text:p text:style-name="Text_20_body">Launch <text:s/>JBoss Developer Studio</text:p>
      <text:list xml:id="list1785658348" text:continue-list="list1389093231" text:style-name="L5">
        <text:list-item>
          <text:p text:style-name="P18">Either select or switch to a new workspace by pointing to the <text:span text:style-name="T1">homeloan-integation-demo/projects</text:span><text:span text:style-name="T4"> folder.</text:span></text:p>
        </text:list-item>
        <text:list-item>
          <text:p text:style-name="P19">If the Welcome to JBoss Developer Studio screen appears, dismiss it by click the Workbench arrow in the upper right</text:p>
        </text:list-item>
      </text:list>
      <text:p text:style-name="P4">Detect and add a SOA-P 5.2 runtime environment</text:p>
      <text:list xml:id="list666781859" text:style-name="L10">
        <text:list-item>
          <text:p text:style-name="P27"><text:span text:style-name="T4">Select </text:span><text:span text:style-name="T1">Preferences</text:span><text:span text:style-name="T4"> from the </text:span><text:span text:style-name="T1">Window</text:span><text:span text:style-name="T4"> menu.</text:span></text:p>
        </text:list-item>
        <text:list-item>
          <text:p text:style-name="P27"><text:span text:style-name="T4">In the left hand side, expand </text:span><text:span text:style-name="T1">JBoss Tools</text:span><text:span text:style-name="T4"> and then select </text:span><text:span text:style-name="T1">JBoss Tool Runtime Detection</text:span></text:p>
        </text:list-item>
        <text:list-item>
          <text:p text:style-name="P27"><text:span text:style-name="T4">Select the Add button and navigate to the </text:span><text:span text:style-name="T1">homeloan-integration-demo/target</text:span><text:span text:style-name="T4"> folder, then select </text:span><text:span text:style-name="T1">OK</text:span><text:span text:style-name="T4">.</text:span></text:p>
        </text:list-item>
        <text:list-item>
          <text:p text:style-name="P27"><text:span text:style-name="T4">The SOA-P 5.2 runtime created earlier should have been found and selected. <text:s/>If so, select </text:span><text:span text:style-name="T1">OK</text:span><text:span text:style-name="T4">.</text:span></text:p>
        </text:list-item>
        <text:list-item>
          <text:p text:style-name="P27"><text:span text:style-name="T4">Select </text:span><text:span text:style-name="T1">OK</text:span><text:span text:style-name="T4"> again to close the Preferences dialog window.</text:span></text:p>
        </text:list-item>
      </text:list>
      <text:p text:style-name="P4">Import Projects</text:p>
      <text:list xml:id="list779251181" text:style-name="L11">
        <text:list-item>
          <text:p text:style-name="P28"><text:span text:style-name="T4">Select </text:span><text:span text:style-name="T1">Import...</text:span><text:span text:style-name="T4"> from the </text:span><text:span text:style-name="T1">File</text:span><text:span text:style-name="T4"> menu.</text:span></text:p>
        </text:list-item>
        <text:list-item>
          <text:p text:style-name="P28"><text:span text:style-name="T4">Expand the </text:span><text:span text:style-name="T1">General</text:span><text:span text:style-name="T4"> folder, and then select </text:span><text:span text:style-name="T1">Existing Projects into Workspace</text:span></text:p>
        </text:list-item>
        <text:list-item>
          <text:p text:style-name="P28"><text:span text:style-name="T4">Select the </text:span><text:span text:style-name="T1">Browse</text:span><text:span text:style-name="T4"> button to </text:span><text:span text:style-name="T1">Select root directory</text:span><text:span text:style-name="T4">, you should be in the </text:span><text:span text:style-name="T1">homeloan-integration-demo</text:span><text:span text:style-name="T4"> folder (if not, then navigate there) and then select </text:span><text:span text:style-name="T1">OK</text:span><text:span text:style-name="T4">.</text:span></text:p>
        </text:list-item>
        <text:list-item>
          <text:p text:style-name="P28"><text:span text:style-name="T4">Make sure the three projects (homeloan-orgination-bpel, homeloan-origination-cep, and </text:span><text:span text:style-name="T4">homeload-origination-esb) and then select </text:span><text:span text:style-name="T1">Finish</text:span><text:span text:style-name="T4">.</text:span></text:p>
        </text:list-item>
        <text:list-item>
          <text:p text:style-name="P28"><text:span text:style-name="T4">The projects are now imported. Note that you might see the </text:span><text:span text:style-name="T1">Problems</text:span><text:span text:style-name="T4"> view report seven errors. At this time, this is to be expected due to an issue with the BPEL Editor.</text:span></text:p>
        </text:list-item>
      </text:list>
      <text:h text:style-name="P16" text:outline-level="2">Start the JBoss Enterprise SOA Platform</text:h>
      <text:p text:style-name="P4">In this section, you will start the server from within JBoss Developer Studio.</text:p>
      <text:list xml:id="list1265536675" text:style-name="L12">
        <text:list-item>
          <text:p text:style-name="P2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1">You should see the <text:span text:style-name="T1">jboss-soa-p</text:span> server you created in section 2.2.</text:p>
        </text:list-item>
        <text:list-item>
          <text:p text:style-name="P21">Right click on <text:span text:style-name="T1">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943073851" text:style-name="L13">
        <text:list-item>
          <text:p text:style-name="P14">Open up your Web browser of choice and navigate to <text:a xlink:type="simple" xlink:href="http://localhost:8080/jboss-brms/"><text:span text:style-name="T1">http://localhost:8080/jboss-brms/</text:span></text:a> </text:p>
        </text:list-item>
        <text:list-item>
          <text:p text:style-name="P12">Use the default credentials of <text:span text:style-name="T1">admin</text:span>/<text:span text:style-name="T1">admin</text:span></text:p>
        </text:list-item>
        <text:list-item>
          <text:p text:style-name="P12">Upon logging in, you will see the following prompt<text:span text:style-name="T7">:<text:line-break/></text:span><text:soft-page-break/><text:span text:style-name="T7"><text:line-break/>This looks like a brand new repository.</text:span></text:p>
          <text:p text:style-name="P12"><text:span text:style-name="T7">Would you like to install a sample repository?<text:line-break/></text:span><text:span text:style-name="T8"><text:line-break/>Important: Please be sure to select </text:span><text:span text:style-name="T3">No thanks.</text:span></text:p>
        </text:list-item>
        <text:list-item>
          <text:p text:style-name="P13">Select the <text:span text:style-name="T1">Administration</text:span> section on the left hand side</text:p>
        </text:list-item>
        <text:list-item>
          <text:p text:style-name="P13">From the <text:span text:style-name="T1">Administration</text:span> list select <text:span text:style-name="T1">Import Export</text:span>. This will open the <text:span text:style-name="T1">Import Export</text:span> window.</text:p>
        </text:list-item>
        <text:list-item>
          <text:p text:style-name="P13">Now select <text:span text:style-name="T1">Browse...</text:span> <text:tab/>and navigate to <text:span text:style-name="T1">homeloan-integration-demo/support</text:span> folder and select the <text:span text:style-name="T1">repository_export.xml</text:span> file.</text:p>
        </text:list-item>
        <text:list-item>
          <text:p text:style-name="P13">Lastly, select the <text:span text:style-name="T1">Import</text:span> button. <text:s/>Select <text:span text:style-name="T1">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559115911" text:style-name="L14">
        <text:list-item>
          <text:p text:style-name="P2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9"><text:span text:style-name="T4">Right click on </text:span><text:span text:style-name="T1">jboss-soa-p</text:span><text:span text:style-name="T4"> and select </text:span><text:span text:style-name="T1">Add and Remove...</text:span><text:span text:style-name="T4"> from the pop-up menu. <text:s/>This will open </text:span><text:span text:style-name="T4">the </text:span><text:span text:style-name="T1">Add and Remove</text:span><text:span text:style-name="T4"> dialog.</text:span></text:p>
        </text:list-item>
        <text:list-item>
          <text:p text:style-name="P29"><text:span text:style-name="T4">Select the </text:span><text:span text:style-name="T1">Add All &gt;&gt;</text:span><text:span text:style-name="T4"> button to add the three projects to the </text:span><text:span text:style-name="T1">Configured</text:span><text:span text:style-name="T4"> section. Should a project not be listed, then just right-click on it and mark it as </text:span><text:span text:style-name="T1">Deployable.</text:span></text:p>
        </text:list-item>
        <text:list-item>
          <text:p text:style-name="P29"><text:span text:style-name="T4">Now select </text:span><text:span text:style-name="T1">Finish</text:span><text:span text:style-name="T4"> to deploy the three projects the JBoss Enterprise SOA Platform</text:span></text:p>
        </text:list-item>
      </text:list>
      <text:p text:style-name="P4">That is it!! <text:s/>You have successfully installed and configured the Home Loan Integration demo application.</text:p>
      <text:h text:style-name="Heading_20_1" text:outline-level="1">Running the Demo</text:h>
      <text:h text:style-name="Heading_20_2" text:outline-level="2">Endpoint Addresses</text:h>
      <text:p text:style-name="Text_20_body">When the demo is fully deployed, three Web service endpoints are published. </text:p>
      <text:list xml:id="list211872497" text:style-name="L15">
        <text:list-item>
          <text:p text:style-name="P30"><text:a xlink:type="simple" xlink:href="http://localhost:8080/JBHomeLoans/HomeLoanPreQualification">http://localhost:8080/JBHomeLoans/HomeLoanPreQualification</text:a></text:p>
          <text:list>
            <text:list-item>
              <text:p text:style-name="P30">This endpoint to start a new pre-qualification process via a SOAP Web service and is one of the primary ways to start the demo. <text:s/>There is a sample SOAP message in the <text:span text:style-name="T1">homeloan-origination-esb</text:span><text:span text:style-name="T4"> project. <text:s/>The file is names </text:span><text:span text:style-name="T1">AddApplicationSOAPRequest.xml</text:span><text:span text:style-name="T4"> and is located in the </text:span><text:span text:style-name="T1">esbcontent/resources/sampleMessages</text:span><text:span text:style-name="T4"> folder.</text:span></text:p>
            </text:list-item>
          </text:list>
        </text:list-item>
        <text:list-item>
          <text:p text:style-name="P30"><text:a xlink:type="simple" xlink:href="http://localhost:8080/homeloan-origination-esb/ebws/homeloan-origination-demo/PreQualDecisionService">http://localhost:8080/homeloan-origination-esb/ebws/homeloan-origination-demo/PreQualDecisionService</text:a></text:p>
          <text:list>
            <text:list-item>
              <text:p text:style-name="P30">This endpoint is an ESB Web Service (EBWS) and exposes the BRMS knowledge base as a decision service. <text:s/>It is used by the BPEL process but can be called independently if you are just showing the BRMS capabilities. <text:s/>There is a sample SOAP message in the <text:span text:style-name="T1">homeloan-origination-esb</text:span><text:span text:style-name="T4"> project. <text:s/>The file is names </text:span><text:span text:style-name="T1">PreQualificationDecisionRequest.xml</text:span><text:span text:style-name="T4"> and is located in the </text:span><text:span text:style-name="T1">esbcontent/resources/sampleMessages</text:span><text:span text:style-name="T4"> folder.</text:span></text:p>
            </text:list-item>
          </text:list>
        </text:list-item>
        <text:list-item>
          <text:p text:style-name="P30"><text:a xlink:type="simple" xlink:href="http://localhost:8080/JBHomeLoans/CreditReport">http://localhost:8080/JBHomeLoans/CreditReport</text:a></text:p>
          <text:list>
            <text:list-item>
              <text:p text:style-name="P30"><text:soft-page-break/>This is another BPEL process, named <text:span text:style-name="T1">CreditReportProcess.bpel</text:span><text:span text:style-name="T4">. <text:s/>It is used by </text:span><text:span text:style-name="T1">HomeLoanPreQualification.bpel</text:span><text:span text:style-name="T4">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59387367" text:style-name="L16">
        <text:list-item>
          <text:p text:style-name="P31">/tmp/inboundLoanApplications</text:p>
          <text:list>
            <text:list-item>
              <text:p text:style-name="P31">Saving a file with a <text:span text:style-name="T1">.loan</text:span><text:span text:style-name="T4"> extension to this folder will trigger the ESB listener to start a new loan application process. <text:s/>This is similar to the Web service defined above, but using a file location instead of a URL endpoint. <text:s/>There is a sample SOAP message in the </text:span><text:span text:style-name="T1">homeloan-origination-esb</text:span><text:span text:style-name="T4"> project. <text:s/>The file is names </text:span><text:span text:style-name="T1">AddApplicationFileRequest.xml</text:span><text:span text:style-name="T4"> and is located in the </text:span><text:span text:style-name="T1">esbcontent/resources/sampleMessages</text:span><text:span text:style-name="T4"> folder. Results should be a text file </text:span><text:span text:style-name="T1">PreApprovalResponse.txt</text:span><text:span text:style-name="T4">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657586374" text:style-name="L17">
        <text:list-item>
          <text:p text:style-name="P32">Applicant's Social Security Number.</text:p>
          <text:list>
            <text:list-item>
              <text:p text:style-name="P32">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32">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32">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8-09T11:08:18</dc:date>
    <meta:editing-duration>P2DT23H23M7S</meta:editing-duration>
    <meta:editing-cycles>38</meta:editing-cycles>
    <meta:generator>LibreOffice/3.4$Unix LibreOffice_project/340m1$Build-402</meta:generator>
    <meta:document-statistic meta:table-count="0" meta:image-count="0" meta:object-count="0" meta:page-count="6" meta:paragraph-count="130" meta:word-count="2006" meta:character-count="13217" meta:non-whitespace-character-count="11391"/>
  </office:meta>
</office:document-meta>
</file>